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paragraph-properties fo:text-align="center" style:justify-single-word="false"/>
      <style:text-properties style:font-name="Liberation Sans" fo:font-size="9pt" style:text-underline-style="solid" style:text-underline-width="auto" style:text-underline-color="font-color" fo:font-weight="bold" officeooo:rsid="001e9b6b" officeooo:paragraph-rsid="001e9b6b" style:font-size-asian="9pt" style:font-weight-asian="bold" style:font-size-complex="9pt" style:font-weight-complex="bold"/>
    </style:style>
    <style:style style:name="P2" style:family="paragraph" style:parent-style-name="Standard">
      <style:paragraph-properties fo:text-align="start" style:justify-single-word="false"/>
      <style:text-properties style:font-name="Ubuntu" fo:font-size="9pt" style:text-underline-style="none" fo:font-weight="bold" officeooo:rsid="001e9b6b" officeooo:paragraph-rsid="001e9b6b" style:font-size-asian="9pt" style:font-weight-asian="bold" style:font-size-complex="9pt" style:font-weight-complex="bold"/>
    </style:style>
    <style:style style:name="P3" style:family="paragraph" style:parent-style-name="Standard">
      <style:paragraph-properties fo:margin-top="0.0398in" fo:margin-bottom="0.0398in" style:contextual-spacing="false" fo:text-align="start" style:justify-single-word="false"/>
      <style:text-properties style:font-name="Ubuntu" fo:font-size="9pt" style:text-underline-style="none" fo:font-weight="bold" officeooo:rsid="001e9b6b" officeooo:paragraph-rsid="001e9b6b" style:font-size-asian="9pt" style:font-weight-asian="bold" style:font-size-complex="9pt" style:font-weight-complex="bold"/>
    </style:style>
    <style:style style:name="P4" style:family="paragraph" style:parent-style-name="Standard">
      <style:paragraph-properties fo:text-align="start" style:justify-single-word="false"/>
      <style:text-properties style:font-name="Ubuntu" fo:font-size="9pt" style:text-underline-style="none" fo:font-weight="bold" officeooo:rsid="001e9b6b" officeooo:paragraph-rsid="002228c8" style:font-size-asian="9pt" style:font-weight-asian="bold" style:font-size-complex="9pt" style:font-weight-complex="bold"/>
    </style:style>
    <style:style style:name="P5" style:family="paragraph" style:parent-style-name="Standard">
      <style:paragraph-properties fo:margin-top="0.0398in" fo:margin-bottom="0.0398in" style:contextual-spacing="false" fo:text-align="start" style:justify-single-word="false"/>
      <style:text-properties style:font-name="Ubuntu" fo:font-size="9pt" style:text-underline-style="none" fo:font-weight="bold" officeooo:rsid="001e9b6b" officeooo:paragraph-rsid="002228c8" style:font-size-asian="9pt" style:font-weight-asian="bold" style:font-size-complex="9pt" style:font-weight-complex="bold"/>
    </style:style>
    <style:style style:name="P6" style:family="paragraph" style:parent-style-name="Standard">
      <style:paragraph-properties fo:margin-top="0.0398in" fo:margin-bottom="0.0398in" style:contextual-spacing="false" fo:text-align="start" style:justify-single-word="false"/>
      <style:text-properties style:font-name="Ubuntu" fo:font-size="9pt" style:text-underline-style="none" fo:font-weight="bold" officeooo:rsid="001e9b6b" officeooo:paragraph-rsid="00255aff" style:font-size-asian="9pt" style:font-weight-asian="bold" style:font-size-complex="9pt" style:font-weight-complex="bold"/>
    </style:style>
    <style:style style:name="P7" style:family="paragraph" style:parent-style-name="Standard">
      <style:paragraph-properties fo:text-align="start" style:justify-single-word="false"/>
      <style:text-properties style:font-name="Ubuntu" fo:font-size="9pt" style:text-underline-style="none" fo:font-weight="normal" officeooo:rsid="001e9b6b" officeooo:paragraph-rsid="001e9b6b" style:font-size-asian="9pt" style:font-weight-asian="normal" style:font-size-complex="9pt" style:font-weight-complex="normal"/>
    </style:style>
    <style:style style:name="P8" style:family="paragraph" style:parent-style-name="Standard">
      <style:paragraph-properties fo:margin-top="0.0398in" fo:margin-bottom="0.0398in" style:contextual-spacing="false" fo:text-align="start" style:justify-single-word="false"/>
      <style:text-properties style:font-name="Ubuntu" fo:font-size="9pt" style:text-underline-style="none" fo:font-weight="normal" officeooo:rsid="001e9b6b" officeooo:paragraph-rsid="00298e82" style:font-size-asian="9pt" style:font-weight-asian="normal" style:font-size-complex="9pt" style:font-weight-complex="normal"/>
    </style:style>
    <style:style style:name="P9" style:family="paragraph" style:parent-style-name="Standard">
      <style:paragraph-properties fo:margin-top="0.0398in" fo:margin-bottom="0.0398in" style:contextual-spacing="false" fo:text-align="start" style:justify-single-word="false"/>
      <style:text-properties style:font-name="Ubuntu" fo:font-size="9pt" style:text-underline-style="none" fo:font-weight="normal" officeooo:rsid="001e9b6b" officeooo:paragraph-rsid="002a4dc8" style:font-size-asian="9pt" style:font-weight-asian="normal" style:font-size-complex="9pt" style:font-weight-complex="normal"/>
    </style:style>
    <style:style style:name="P10" style:family="paragraph" style:parent-style-name="Standard">
      <style:paragraph-properties fo:margin-top="0.0398in" fo:margin-bottom="0.0398in" style:contextual-spacing="false" fo:text-align="start" style:justify-single-word="false"/>
      <style:text-properties style:font-name="Ubuntu" fo:font-size="9pt" style:text-underline-style="none" fo:font-weight="normal" officeooo:rsid="001e9b6b" officeooo:paragraph-rsid="002e2012" style:font-size-asian="9pt" style:font-weight-asian="normal" style:font-size-complex="9pt" style:font-weight-complex="normal"/>
    </style:style>
    <style:style style:name="P11" style:family="paragraph" style:parent-style-name="Standard">
      <style:paragraph-properties fo:margin-top="0.0398in" fo:margin-bottom="0.0398in" style:contextual-spacing="false" fo:text-align="start" style:justify-single-word="false"/>
      <style:text-properties style:font-name="Ubuntu" fo:font-size="9pt" style:text-underline-style="none" fo:font-weight="normal" officeooo:rsid="0021543c" officeooo:paragraph-rsid="0021543c" style:font-size-asian="9pt" style:font-weight-asian="normal" style:font-size-complex="9pt" style:font-weight-complex="normal"/>
    </style:style>
    <style:style style:name="P12" style:family="paragraph" style:parent-style-name="Standard">
      <style:paragraph-properties fo:margin-top="0.0398in" fo:margin-bottom="0.0398in" style:contextual-spacing="false" fo:text-align="start" style:justify-single-word="false"/>
      <style:text-properties style:font-name="Ubuntu" fo:font-size="9pt" style:text-underline-style="none" fo:font-weight="normal" officeooo:rsid="00255aff" officeooo:paragraph-rsid="00232135" style:font-size-asian="9pt" style:font-weight-asian="normal" style:font-size-complex="9pt" style:font-weight-complex="normal"/>
    </style:style>
    <style:style style:name="P13" style:family="paragraph" style:parent-style-name="Standard">
      <style:paragraph-properties fo:margin-top="0.0398in" fo:margin-bottom="0.0398in" style:contextual-spacing="false" fo:text-align="start" style:justify-single-word="false"/>
      <style:text-properties style:font-name="Ubuntu" fo:font-size="9pt" style:text-underline-style="none" fo:font-weight="normal" officeooo:rsid="002759cf" officeooo:paragraph-rsid="002759cf" style:font-size-asian="9pt" style:font-weight-asian="normal" style:font-size-complex="9pt" style:font-weight-complex="normal"/>
    </style:style>
    <style:style style:name="P14" style:family="paragraph" style:parent-style-name="Standard">
      <style:paragraph-properties fo:margin-top="0.0398in" fo:margin-bottom="0.0398in" style:contextual-spacing="false" fo:text-align="start" style:justify-single-word="false"/>
      <style:text-properties style:font-name="Ubuntu" fo:font-size="9pt" style:text-underline-style="none" fo:font-weight="normal" officeooo:rsid="00298e82" officeooo:paragraph-rsid="00298e82"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font-name="Ubuntu" fo:font-size="9pt" officeooo:paragraph-rsid="00255aff" style:font-size-asian="9pt" style:font-size-complex="9pt"/>
    </style:style>
    <style:style style:name="P16" style:family="paragraph" style:parent-style-name="Standard">
      <style:paragraph-properties fo:text-align="start" style:justify-single-word="false"/>
      <style:text-properties style:font-name="Ubuntu" fo:font-size="9pt" officeooo:paragraph-rsid="00298e82" style:font-size-asian="9pt" style:font-size-complex="9pt"/>
    </style:style>
    <style:style style:name="P17" style:family="paragraph" style:parent-style-name="Standard">
      <style:paragraph-properties fo:text-align="start" style:justify-single-word="false"/>
      <style:text-properties style:font-name="Ubuntu" fo:font-size="9pt" officeooo:paragraph-rsid="002a4dc8" style:font-size-asian="9pt" style:font-size-complex="9pt"/>
    </style:style>
    <style:style style:name="P18" style:family="paragraph" style:parent-style-name="Standard">
      <style:paragraph-properties fo:margin-top="0.0398in" fo:margin-bottom="0.0398in" style:contextual-spacing="false" fo:text-align="start" style:justify-single-word="false"/>
      <style:text-properties style:font-name="Ubuntu" fo:font-size="9pt" fo:font-style="normal" style:text-underline-style="none" fo:font-weight="normal" officeooo:rsid="002b52cb" officeooo:paragraph-rsid="002b52cb" style:font-size-asian="9pt" style:font-style-asian="normal" style:font-weight-asian="normal" style:font-size-complex="9pt" style:font-style-complex="normal" style:font-weight-complex="normal"/>
    </style:style>
    <style:style style:name="P19" style:family="paragraph" style:parent-style-name="Standard">
      <style:paragraph-properties fo:margin-top="0.0398in" fo:margin-bottom="0.0398in" style:contextual-spacing="false" fo:text-align="start" style:justify-single-word="false"/>
      <style:text-properties style:font-name="Ubuntu" fo:font-size="9pt" fo:font-style="normal" style:text-underline-style="none" fo:font-weight="normal" officeooo:rsid="002e2012" officeooo:paragraph-rsid="002e2012" style:font-size-asian="9pt" style:font-style-asian="normal" style:font-weight-asian="normal" style:font-size-complex="9pt" style:font-style-complex="normal" style:font-weight-complex="normal"/>
    </style:style>
    <style:style style:name="P20" style:family="paragraph" style:parent-style-name="Standard">
      <style:paragraph-properties fo:text-align="center" style:justify-single-word="false"/>
      <style:text-properties style:font-name="Ubuntu" fo:font-size="12pt" officeooo:paragraph-rsid="001e9b6b" style:font-size-asian="12pt" style:font-size-complex="12pt"/>
    </style:style>
    <style:style style:name="P21" style:family="paragraph" style:parent-style-name="Standard">
      <style:paragraph-properties fo:text-align="start" style:justify-single-word="false"/>
      <style:text-properties officeooo:paragraph-rsid="002e2012"/>
    </style:style>
    <style:style style:name="P22" style:family="paragraph" style:parent-style-name="Standard">
      <style:paragraph-properties fo:text-align="start" style:justify-single-word="false"/>
      <style:text-properties officeooo:paragraph-rsid="002f2cba"/>
    </style:style>
    <style:style style:name="P23" style:family="paragraph" style:parent-style-name="Standard">
      <style:paragraph-properties fo:text-align="start" style:justify-single-word="false"/>
      <style:text-properties officeooo:paragraph-rsid="00301e03"/>
    </style:style>
    <style:style style:name="P24" style:family="paragraph" style:parent-style-name="Standard" style:list-style-name="L1">
      <style:paragraph-properties fo:margin-top="0.0398in" fo:margin-bottom="0.0398in" style:contextual-spacing="false" fo:text-align="start" style:justify-single-word="false"/>
      <style:text-properties style:font-name="Ubuntu" fo:font-size="9pt" style:text-underline-style="none" fo:font-weight="normal" officeooo:rsid="001e9b6b" officeooo:paragraph-rsid="001e9b6b" style:font-size-asian="9pt" style:font-weight-asian="normal" style:font-size-complex="9pt" style:font-weight-complex="normal"/>
    </style:style>
    <style:style style:name="P25" style:family="paragraph" style:parent-style-name="Standard" style:list-style-name="L2">
      <style:paragraph-properties fo:margin-top="0.0398in" fo:margin-bottom="0.0398in" style:contextual-spacing="false" fo:text-align="start" style:justify-single-word="false"/>
      <style:text-properties style:font-name="Ubuntu" fo:font-size="9pt" style:text-underline-style="none" fo:font-weight="normal" officeooo:rsid="00203779" officeooo:paragraph-rsid="002228c8" style:font-size-asian="9pt" style:font-weight-asian="normal" style:font-size-complex="9pt" style:font-weight-complex="normal"/>
    </style:style>
    <style:style style:name="P26" style:family="paragraph" style:parent-style-name="Standard" style:list-style-name="L2">
      <style:paragraph-properties fo:margin-top="0.0398in" fo:margin-bottom="0.0398in" style:contextual-spacing="false" fo:text-align="start" style:justify-single-word="false"/>
      <style:text-properties style:font-name="Ubuntu" fo:font-size="9pt" style:text-underline-style="none" fo:font-weight="normal" officeooo:rsid="00203779" officeooo:paragraph-rsid="00255aff" style:font-size-asian="9pt" style:font-weight-asian="normal" style:font-size-complex="9pt" style:font-weight-complex="normal"/>
    </style:style>
    <style:style style:name="P27" style:family="paragraph" style:parent-style-name="Standard" style:list-style-name="L2">
      <style:paragraph-properties fo:margin-top="0.0398in" fo:margin-bottom="0.0398in" style:contextual-spacing="false" fo:text-align="start" style:justify-single-word="false"/>
      <style:text-properties style:font-name="Ubuntu" fo:font-size="9pt" style:text-underline-style="none" fo:font-weight="normal" officeooo:rsid="00255aff" officeooo:paragraph-rsid="00255aff" style:font-size-asian="9pt" style:font-weight-asian="normal" style:font-size-complex="9pt" style:font-weight-complex="normal"/>
    </style:style>
    <style:style style:name="P28" style:family="paragraph" style:parent-style-name="Standard" style:list-style-name="L2">
      <style:paragraph-properties fo:margin-top="0.0398in" fo:margin-bottom="0.0398in" style:contextual-spacing="false" fo:text-align="start" style:justify-single-word="false"/>
      <style:text-properties style:font-name="Ubuntu" fo:font-size="9pt" style:text-underline-style="none" fo:font-weight="bold" officeooo:rsid="002228c8" officeooo:paragraph-rsid="002228c8" style:font-size-asian="9pt" style:font-weight-asian="bold" style:font-size-complex="9pt" style:font-weight-complex="bold"/>
    </style:style>
    <style:style style:name="P29" style:family="paragraph" style:parent-style-name="Standard" style:list-style-name="L2">
      <style:paragraph-properties fo:margin-top="0.0398in" fo:margin-bottom="0.0398in" style:contextual-spacing="false" fo:text-align="start" style:justify-single-word="false"/>
      <style:text-properties style:font-name="Ubuntu" fo:font-size="9pt" style:text-underline-style="none" fo:font-weight="bold" officeooo:rsid="00232135" officeooo:paragraph-rsid="00232135" style:font-size-asian="9pt" style:font-weight-asian="bold" style:font-size-complex="9pt" style:font-weight-complex="bold"/>
    </style:style>
    <style:style style:name="P30" style:family="paragraph" style:parent-style-name="Standard" style:list-style-name="L2">
      <style:paragraph-properties fo:margin-top="0.0398in" fo:margin-bottom="0.0398in" style:contextual-spacing="false" fo:text-align="start" style:justify-single-word="false"/>
      <style:text-properties style:font-name="Ubuntu" fo:font-size="9pt" style:text-underline-style="none" fo:font-weight="bold" officeooo:rsid="00255aff" officeooo:paragraph-rsid="00255aff" style:font-size-asian="9pt" style:font-weight-asian="bold" style:font-size-complex="9pt" style:font-weight-complex="bold"/>
    </style:style>
    <style:style style:name="P31" style:family="paragraph" style:parent-style-name="Standard">
      <style:paragraph-properties fo:text-align="start" style:justify-single-word="false"/>
      <style:text-properties style:font-name="Ubuntu" fo:font-size="9pt" style:text-underline-style="none" fo:font-weight="bold" officeooo:rsid="001e9b6b" officeooo:paragraph-rsid="002f2cba" style:font-size-asian="9pt" style:font-weight-asian="bold" style:font-size-complex="9pt" style:font-weight-complex="bold"/>
    </style:style>
    <style:style style:name="P32" style:family="paragraph" style:parent-style-name="Standard" style:list-style-name="L2">
      <style:paragraph-properties fo:margin-top="0.0398in" fo:margin-bottom="0.0398in" style:contextual-spacing="false" fo:text-align="start" style:justify-single-word="false"/>
      <style:text-properties style:font-name="Ubuntu" fo:font-size="9pt" fo:font-weight="normal" officeooo:rsid="00203779" officeooo:paragraph-rsid="00203779" style:font-size-asian="9pt" style:font-weight-asian="normal" style:font-size-complex="9pt" style:font-weight-complex="normal"/>
    </style:style>
    <style:style style:name="P33" style:family="paragraph" style:parent-style-name="Standard" style:list-style-name="L2">
      <style:paragraph-properties fo:margin-top="0.0398in" fo:margin-bottom="0.0398in" style:contextual-spacing="false" fo:text-align="start" style:justify-single-word="false"/>
      <style:text-properties style:font-name="Ubuntu" fo:font-size="9pt" fo:font-weight="normal" officeooo:rsid="0020e4f2" officeooo:paragraph-rsid="0020e4f2" style:font-size-asian="9pt" style:font-weight-asian="normal" style:font-size-complex="9pt" style:font-weight-complex="normal"/>
    </style:style>
    <style:style style:name="P34" style:family="paragraph" style:parent-style-name="Standard" style:list-style-name="L2">
      <style:paragraph-properties fo:margin-top="0.0398in" fo:margin-bottom="0.0398in" style:contextual-spacing="false" fo:text-align="start" style:justify-single-word="false"/>
      <style:text-properties style:font-name="Ubuntu" fo:font-size="9pt" officeooo:paragraph-rsid="0020e4f2" style:font-size-asian="9pt" style:font-size-complex="9pt"/>
    </style:style>
    <style:style style:name="P35" style:family="paragraph" style:parent-style-name="Standard" style:list-style-name="L2">
      <style:paragraph-properties fo:margin-top="0.0398in" fo:margin-bottom="0.0398in" style:contextual-spacing="false" fo:text-align="start" style:justify-single-word="false"/>
      <style:text-properties style:font-name="Ubuntu" fo:font-size="9pt" officeooo:rsid="0021543c" officeooo:paragraph-rsid="0021543c" style:font-size-asian="9pt" style:font-size-complex="9pt"/>
    </style:style>
    <style:style style:name="P36" style:family="paragraph" style:parent-style-name="Standard">
      <style:paragraph-properties fo:margin-top="0.0398in" fo:margin-bottom="0.0398in" style:contextual-spacing="false" fo:text-align="start" style:justify-single-word="false"/>
      <style:text-properties style:font-name="Ubuntu" fo:font-size="9pt" fo:font-style="normal" style:text-underline-style="none" fo:font-weight="normal" officeooo:rsid="002f2cba" officeooo:paragraph-rsid="002f2cba" style:font-size-asian="9pt" style:font-style-asian="normal" style:font-weight-asian="normal" style:font-size-complex="9pt" style:font-style-complex="normal" style:font-weight-complex="normal"/>
    </style:style>
    <style:style style:name="P37" style:family="paragraph" style:parent-style-name="Standard" style:list-style-name="L2">
      <style:paragraph-properties fo:margin-top="0.0398in" fo:margin-bottom="0.0398in" style:contextual-spacing="false" fo:text-align="start" style:justify-single-word="false"/>
      <style:text-properties officeooo:paragraph-rsid="00255aff"/>
    </style:style>
    <style:style style:name="P38" style:family="paragraph" style:parent-style-name="Standard" style:list-style-name="L2">
      <style:paragraph-properties fo:margin-top="0.0398in" fo:margin-bottom="0.0398in" style:contextual-spacing="false" fo:text-align="start" style:justify-single-word="false"/>
      <style:text-properties officeooo:paragraph-rsid="0027274c"/>
    </style:style>
    <style:style style:name="P39" style:family="paragraph" style:parent-style-name="Standard" style:list-style-name="L3">
      <style:paragraph-properties fo:margin-top="0.0398in" fo:margin-bottom="0.0398in" style:contextual-spacing="false" fo:text-align="start" style:justify-single-word="false"/>
      <style:text-properties officeooo:paragraph-rsid="00298e82"/>
    </style:style>
    <style:style style:name="P40" style:family="paragraph" style:parent-style-name="Standard" style:list-style-name="L3">
      <style:paragraph-properties fo:margin-top="0.0398in" fo:margin-bottom="0.0398in" style:contextual-spacing="false" fo:text-align="start" style:justify-single-word="false"/>
      <style:text-properties officeooo:paragraph-rsid="002a4dc8"/>
    </style:style>
    <style:style style:name="P41" style:family="paragraph" style:parent-style-name="Standard" style:list-style-name="L3">
      <style:paragraph-properties fo:margin-top="0.0398in" fo:margin-bottom="0.0398in" style:contextual-spacing="false" fo:text-align="start" style:justify-single-word="false"/>
      <style:text-properties officeooo:paragraph-rsid="002b52cb"/>
    </style:style>
    <style:style style:name="P42" style:family="paragraph" style:parent-style-name="Standard" style:list-style-name="L3">
      <style:paragraph-properties fo:margin-top="0.0398in" fo:margin-bottom="0.0398in" style:contextual-spacing="false" fo:text-align="start" style:justify-single-word="false"/>
      <style:text-properties officeooo:paragraph-rsid="002e2012"/>
    </style:style>
    <style:style style:name="P43" style:family="paragraph" style:parent-style-name="Standard" style:list-style-name="L4">
      <style:paragraph-properties fo:margin-top="0.0398in" fo:margin-bottom="0.0398in" style:contextual-spacing="false" fo:text-align="start" style:justify-single-word="false"/>
      <style:text-properties officeooo:paragraph-rsid="002f2cba"/>
    </style:style>
    <style:style style:name="P44" style:family="paragraph" style:parent-style-name="Standard" style:list-style-name="L2">
      <style:paragraph-properties fo:margin-top="0.0398in" fo:margin-bottom="0.0398in" style:contextual-spacing="false" fo:text-align="start" style:justify-single-word="false"/>
      <style:text-properties fo:font-weight="bold" officeooo:rsid="002759cf" officeooo:paragraph-rsid="002759cf" style:font-weight-asian="bold" style:font-weight-complex="bold"/>
    </style:style>
    <style:style style:name="P45" style:family="paragraph" style:parent-style-name="Standard" style:list-style-name="L3">
      <style:paragraph-properties fo:margin-top="0.0398in" fo:margin-bottom="0.0398in" style:contextual-spacing="false" fo:text-align="start" style:justify-single-word="false"/>
      <style:text-properties fo:font-weight="bold" officeooo:rsid="002e2012" officeooo:paragraph-rsid="002e2012" style:font-weight-asian="bold" style:font-weight-complex="bold"/>
    </style:style>
    <style:style style:name="P46" style:family="paragraph" style:parent-style-name="Standard" style:list-style-name="L4">
      <style:paragraph-properties fo:margin-top="0.0398in" fo:margin-bottom="0.0398in" style:contextual-spacing="false" fo:text-align="start" style:justify-single-word="false"/>
      <style:text-properties fo:font-weight="bold" officeooo:rsid="002f2cba" officeooo:paragraph-rsid="002f2cba" style:font-weight-asian="bold" style:font-weight-complex="bold"/>
    </style:style>
    <style:style style:name="P47" style:family="paragraph" style:parent-style-name="Standard">
      <style:paragraph-properties fo:margin-top="0.0398in" fo:margin-bottom="0.0398in" style:contextual-spacing="false" fo:text-align="start" style:justify-single-word="false"/>
      <style:text-properties fo:color="#000000" loext:opacity="100%" fo:font-weight="bold" officeooo:rsid="002f2cba" officeooo:paragraph-rsid="00301e03" style:font-weight-asian="bold" style:font-weight-complex="bold"/>
    </style:style>
    <style:style style:name="P48" style:family="paragraph" style:parent-style-name="Standard" style:list-style-name="L6">
      <style:paragraph-properties fo:margin-top="0.0398in" fo:margin-bottom="0.0398in" style:contextual-spacing="false" fo:text-align="start" style:justify-single-word="false"/>
      <style:text-properties fo:color="#000000" loext:opacity="100%" style:font-name="Ubuntu" fo:font-size="9pt" fo:font-style="normal" style:text-underline-style="none" fo:font-weight="bold" officeooo:rsid="00301e03" officeooo:paragraph-rsid="0031fb12" style:font-size-asian="9pt" style:font-style-asian="normal" style:font-weight-asian="bold" style:font-size-complex="9pt" style:font-style-complex="normal" style:font-weight-complex="bold"/>
    </style:style>
    <style:style style:name="P49" style:family="paragraph" style:parent-style-name="Standard">
      <style:paragraph-properties fo:margin-top="0.0398in" fo:margin-bottom="0.0398in" style:contextual-spacing="false" fo:text-align="start" style:justify-single-word="false"/>
      <style:text-properties fo:color="#000000" loext:opacity="100%" style:font-name="Ubuntu" fo:font-size="9pt" fo:font-style="normal" style:text-underline-style="none" fo:font-weight="normal" officeooo:rsid="001ce321" officeooo:paragraph-rsid="00301e03" style:font-size-asian="9pt" style:font-style-asian="normal" style:font-weight-asian="normal" style:font-size-complex="9pt" style:font-style-complex="normal" style:font-weight-complex="normal"/>
    </style:style>
    <style:style style:name="P50" style:family="paragraph" style:parent-style-name="Standard">
      <style:paragraph-properties fo:margin-top="0.0398in" fo:margin-bottom="0.0398in" style:contextual-spacing="false"/>
      <style:text-properties fo:color="#000000" loext:opacity="100%" style:font-name="Ubuntu" fo:font-size="9pt" style:text-underline-style="none" fo:font-weight="normal" officeooo:rsid="001ce321" officeooo:paragraph-rsid="00301e03" style:font-size-asian="9pt" style:font-weight-asian="normal" style:font-size-complex="9pt" style:font-weight-complex="normal"/>
    </style:style>
    <style:style style:name="P51" style:family="paragraph" style:parent-style-name="Standard">
      <style:paragraph-properties fo:margin-top="0.0398in" fo:margin-bottom="0.0398in" style:contextual-spacing="false" fo:text-align="start" style:justify-single-word="false"/>
      <style:text-properties fo:color="#000000" loext:opacity="100%" style:font-name="Ubuntu" fo:font-weight="bold" officeooo:rsid="002f2cba" officeooo:paragraph-rsid="00301e03" style:font-weight-asian="bold" style:font-weight-complex="bold"/>
    </style:style>
    <style:style style:name="P52" style:family="paragraph" style:parent-style-name="Standard">
      <style:paragraph-properties fo:text-align="start" style:justify-single-word="false"/>
      <style:text-properties style:font-name="Ubuntu" officeooo:paragraph-rsid="0031fb12"/>
    </style:style>
    <style:style style:name="P53" style:family="paragraph" style:parent-style-name="Standard" style:list-style-name="L5">
      <style:paragraph-properties fo:margin-top="0.0398in" fo:margin-bottom="0.0398in" style:contextual-spacing="false" fo:text-align="start" style:justify-single-word="false"/>
      <style:text-properties style:font-name="Ubuntu" officeooo:paragraph-rsid="0031fb12"/>
    </style:style>
    <style:style style:name="P54" style:family="paragraph" style:parent-style-name="Standard" style:list-style-name="L4">
      <style:paragraph-properties fo:margin-top="0.0398in" fo:margin-bottom="0.0398in" style:contextual-spacing="false" fo:text-align="start" style:justify-single-word="false"/>
      <style:text-properties style:font-name="Ubuntu" fo:font-size="9pt" fo:font-style="normal" style:text-underline-style="none" fo:font-weight="bold" officeooo:rsid="00301e03" officeooo:paragraph-rsid="00301e03" style:font-size-asian="9pt" style:font-style-asian="normal" style:font-weight-asian="bold" style:font-size-complex="9pt" style:font-style-complex="normal" style:font-weight-complex="bold"/>
    </style:style>
    <style:style style:name="P55" style:family="paragraph" style:parent-style-name="Standard">
      <style:paragraph-properties fo:margin-top="0.0398in" fo:margin-bottom="0.0398in" style:contextual-spacing="false"/>
      <style:text-properties style:font-name="Ubuntu" officeooo:paragraph-rsid="00301e03"/>
    </style:style>
    <style:style style:name="T1" style:family="text">
      <style:text-properties fo:font-weight="bold" style:font-weight-asian="bold" style:font-weight-complex="bold"/>
    </style:style>
    <style:style style:name="T2" style:family="text">
      <style:text-properties fo:font-weight="bold" officeooo:rsid="001e9b6b" style:font-weight-asian="bold" style:font-weight-complex="bold"/>
    </style:style>
    <style:style style:name="T3" style:family="text">
      <style:text-properties fo:font-weight="bold" officeooo:rsid="00255aff" style:font-weight-asian="bold" style:font-weight-complex="bold"/>
    </style:style>
    <style:style style:name="T4" style:family="text">
      <style:text-properties style:text-underline-style="solid" style:text-underline-width="auto" style:text-underline-color="font-color" fo:font-weight="bold" officeooo:rsid="001e9b6b" style:font-weight-asian="bold" style:font-weight-complex="bold"/>
    </style:style>
    <style:style style:name="T5" style:family="text">
      <style:text-properties style:text-underline-style="solid" style:text-underline-width="auto" style:text-underline-color="font-color" fo:font-weight="bold" officeooo:rsid="0021543c" style:font-weight-asian="bold" style:font-weight-complex="bold"/>
    </style:style>
    <style:style style:name="T6" style:family="text">
      <style:text-properties officeooo:rsid="002228c8"/>
    </style:style>
    <style:style style:name="T7" style:family="text">
      <style:text-properties officeooo:rsid="0020e4f2"/>
    </style:style>
    <style:style style:name="T8" style:family="text">
      <style:text-properties fo:font-weight="normal" style:font-weight-asian="normal" style:font-weight-complex="normal"/>
    </style:style>
    <style:style style:name="T9" style:family="text">
      <style:text-properties fo:font-weight="normal" officeooo:rsid="0020e4f2" style:font-weight-asian="normal" style:font-weight-complex="normal"/>
    </style:style>
    <style:style style:name="T10" style:family="text">
      <style:text-properties fo:font-weight="normal" officeooo:rsid="00232135" style:font-weight-asian="normal" style:font-weight-complex="normal"/>
    </style:style>
    <style:style style:name="T11" style:family="text">
      <style:text-properties fo:font-weight="normal" officeooo:rsid="00255aff" style:font-weight-asian="normal" style:font-weight-complex="normal"/>
    </style:style>
    <style:style style:name="T12" style:family="text">
      <style:text-properties fo:font-weight="normal" officeooo:rsid="00294475" style:font-weight-asian="normal" style:font-weight-complex="normal"/>
    </style:style>
    <style:style style:name="T13" style:family="text">
      <style:text-properties fo:font-weight="normal" officeooo:rsid="001ce321" style:font-weight-asian="normal" style:font-weight-complex="normal"/>
    </style:style>
    <style:style style:name="T14" style:family="text">
      <style:text-properties fo:font-weight="normal" officeooo:rsid="0031fb12" style:font-weight-asian="normal" style:font-weight-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bold" officeooo:rsid="001e9b6b" style:font-weight-asian="bold" style:font-weight-complex="bold"/>
    </style:style>
    <style:style style:name="T18" style:family="text">
      <style:text-properties style:text-underline-style="none" fo:font-weight="bold" officeooo:rsid="0020e4f2" style:font-weight-asian="bold" style:font-weight-complex="bold"/>
    </style:style>
    <style:style style:name="T19" style:family="text">
      <style:text-properties style:text-underline-style="none" fo:font-weight="bold" officeooo:rsid="00255aff" style:font-weight-asian="bold" style:font-weight-complex="bold"/>
    </style:style>
    <style:style style:name="T20" style:family="text">
      <style:text-properties style:text-underline-style="none" fo:font-weight="bold" officeooo:rsid="00298e82" style:font-weight-asian="bold" style:font-weight-complex="bold"/>
    </style:style>
    <style:style style:name="T21" style:family="text">
      <style:text-properties style:text-underline-style="none" fo:font-weight="bold" officeooo:rsid="002a4dc8"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20e4f2" style:font-weight-asian="normal" style:font-weight-complex="normal"/>
    </style:style>
    <style:style style:name="T24" style:family="text">
      <style:text-properties style:text-underline-style="none" fo:font-weight="normal" officeooo:rsid="0024396d" style:font-weight-asian="normal" style:font-weight-complex="normal"/>
    </style:style>
    <style:style style:name="T25" style:family="text">
      <style:text-properties officeooo:rsid="00255aff"/>
    </style:style>
    <style:style style:name="T26" style:family="text">
      <style:text-properties style:font-name="Ubuntu" fo:font-size="9pt" style:text-underline-style="none" fo:font-weight="bold" officeooo:rsid="0027274c" style:font-size-asian="9pt" style:font-weight-asian="bold" style:font-size-complex="9pt" style:font-weight-complex="bold"/>
    </style:style>
    <style:style style:name="T27" style:family="text">
      <style:text-properties style:font-name="Ubuntu" fo:font-size="9pt" style:text-underline-style="none" fo:font-weight="bold" officeooo:rsid="0020e4f2" style:font-size-asian="9pt" style:font-weight-asian="bold" style:font-size-complex="9pt" style:font-weight-complex="bold"/>
    </style:style>
    <style:style style:name="T28" style:family="text">
      <style:text-properties style:font-name="Ubuntu" fo:font-size="9pt" style:text-underline-style="none" fo:font-weight="bold" officeooo:rsid="002759cf" style:font-size-asian="9pt" style:font-weight-asian="bold" style:font-size-complex="9pt" style:font-weight-complex="bold"/>
    </style:style>
    <style:style style:name="T29" style:family="text">
      <style:text-properties style:font-name="Ubuntu" fo:font-size="9pt" style:text-underline-style="none" fo:font-weight="bold" officeooo:rsid="00275d9b" style:font-size-asian="9pt" style:font-weight-asian="bold" style:font-size-complex="9pt" style:font-weight-complex="bold"/>
    </style:style>
    <style:style style:name="T30" style:family="text">
      <style:text-properties style:font-name="Ubuntu" fo:font-size="9pt" style:text-underline-style="none" fo:font-weight="bold" officeooo:rsid="0028ba89" style:font-size-asian="9pt" style:font-weight-asian="bold" style:font-size-complex="9pt" style:font-weight-complex="bold"/>
    </style:style>
    <style:style style:name="T31" style:family="text">
      <style:text-properties style:font-name="Ubuntu" fo:font-size="9pt" style:text-underline-style="none" fo:font-weight="bold" officeooo:rsid="00298e82" style:font-size-asian="9pt" style:font-weight-asian="bold" style:font-size-complex="9pt" style:font-weight-complex="bold"/>
    </style:style>
    <style:style style:name="T32" style:family="text">
      <style:text-properties style:font-name="Ubuntu" fo:font-size="9pt" style:text-underline-style="none" fo:font-weight="bold" officeooo:rsid="002a4dc8" style:font-size-asian="9pt" style:font-weight-asian="bold" style:font-size-complex="9pt" style:font-weight-complex="bold"/>
    </style:style>
    <style:style style:name="T33" style:family="text">
      <style:text-properties style:font-name="Ubuntu" fo:font-size="9pt" style:text-underline-style="none" fo:font-weight="bold" officeooo:rsid="002b52cb" style:font-size-asian="9pt" style:font-weight-asian="bold" style:font-size-complex="9pt" style:font-weight-complex="bold"/>
    </style:style>
    <style:style style:name="T34" style:family="text">
      <style:text-properties style:font-name="Ubuntu" fo:font-size="9pt" style:text-underline-style="none" fo:font-weight="bold" officeooo:rsid="001e9b6b" style:font-size-asian="9pt" style:font-weight-asian="bold" style:font-size-complex="9pt" style:font-weight-complex="bold"/>
    </style:style>
    <style:style style:name="T35" style:family="text">
      <style:text-properties style:font-name="Ubuntu" fo:font-size="9pt" style:text-underline-style="none" fo:font-weight="bold" officeooo:rsid="00255aff" style:font-size-asian="9pt" style:font-weight-asian="bold" style:font-size-complex="9pt" style:font-weight-complex="bold"/>
    </style:style>
    <style:style style:name="T36" style:family="text">
      <style:text-properties style:font-name="Ubuntu" fo:font-size="9pt" style:text-underline-style="none" fo:font-weight="bold" officeooo:rsid="002e2012" style:font-size-asian="9pt" style:font-weight-asian="bold" style:font-size-complex="9pt" style:font-weight-complex="bold"/>
    </style:style>
    <style:style style:name="T37" style:family="text">
      <style:text-properties style:font-name="Ubuntu" fo:font-size="9pt" style:text-underline-style="none" fo:font-weight="bold" officeooo:rsid="00301e03" style:font-size-asian="9pt" style:font-weight-asian="bold" style:font-size-complex="9pt" style:font-weight-complex="bold"/>
    </style:style>
    <style:style style:name="T38" style:family="text">
      <style:text-properties style:font-name="Ubuntu" fo:font-size="9pt" style:text-underline-style="none" fo:font-weight="normal" style:font-size-asian="9pt" style:font-weight-asian="normal" style:font-size-complex="9pt" style:font-weight-complex="normal"/>
    </style:style>
    <style:style style:name="T39" style:family="text">
      <style:text-properties style:font-name="Ubuntu" fo:font-size="9pt" style:text-underline-style="none" fo:font-weight="normal" officeooo:rsid="0027274c" style:font-size-asian="9pt" style:font-weight-asian="normal" style:font-size-complex="9pt" style:font-weight-complex="normal"/>
    </style:style>
    <style:style style:name="T40" style:family="text">
      <style:text-properties style:font-name="Ubuntu" fo:font-size="9pt" style:text-underline-style="none" fo:font-weight="normal" officeooo:rsid="002759cf" style:font-size-asian="9pt" style:font-weight-asian="normal" style:font-size-complex="9pt" style:font-weight-complex="normal"/>
    </style:style>
    <style:style style:name="T41" style:family="text">
      <style:text-properties style:font-name="Ubuntu" fo:font-size="9pt" style:text-underline-style="none" fo:font-weight="normal" officeooo:rsid="00275d9b" style:font-size-asian="9pt" style:font-weight-asian="normal" style:font-size-complex="9pt" style:font-weight-complex="normal"/>
    </style:style>
    <style:style style:name="T42" style:family="text">
      <style:text-properties style:font-name="Ubuntu" fo:font-size="9pt" style:text-underline-style="none" fo:font-weight="normal" officeooo:rsid="0028ba89" style:font-size-asian="9pt" style:font-weight-asian="normal" style:font-size-complex="9pt" style:font-weight-complex="normal"/>
    </style:style>
    <style:style style:name="T43" style:family="text">
      <style:text-properties style:font-name="Ubuntu" fo:font-size="9pt" style:text-underline-style="none" fo:font-weight="normal" officeooo:rsid="00298e82" style:font-size-asian="9pt" style:font-weight-asian="normal" style:font-size-complex="9pt" style:font-weight-complex="normal"/>
    </style:style>
    <style:style style:name="T44" style:family="text">
      <style:text-properties style:font-name="Ubuntu" fo:font-size="9pt" style:text-underline-style="none" fo:font-weight="normal" officeooo:rsid="002a4dc8" style:font-size-asian="9pt" style:font-weight-asian="normal" style:font-size-complex="9pt" style:font-weight-complex="normal"/>
    </style:style>
    <style:style style:name="T45" style:family="text">
      <style:text-properties style:font-name="Ubuntu" fo:font-size="9pt" style:text-underline-style="none" fo:font-weight="normal" officeooo:rsid="002b52cb" style:font-size-asian="9pt" style:font-weight-asian="normal" style:font-size-complex="9pt" style:font-weight-complex="normal"/>
    </style:style>
    <style:style style:name="T46" style:family="text">
      <style:text-properties style:font-name="Ubuntu" fo:font-size="9pt" style:text-underline-style="none" style:font-size-asian="9pt" style:font-size-complex="9pt"/>
    </style:style>
    <style:style style:name="T47" style:family="text">
      <style:text-properties style:font-name="Ubuntu" fo:font-size="9pt" fo:font-style="italic" style:text-underline-style="none" fo:font-weight="normal" style:font-size-asian="9pt" style:font-style-asian="italic" style:font-weight-asian="normal" style:font-size-complex="9pt" style:font-style-complex="italic" style:font-weight-complex="normal"/>
    </style:style>
    <style:style style:name="T48" style:family="text">
      <style:text-properties style:font-name="Ubuntu" fo:font-size="9pt" fo:font-style="italic" style:text-underline-style="none" fo:font-weight="normal" officeooo:rsid="002b52cb" style:font-size-asian="9pt" style:font-style-asian="italic" style:font-weight-asian="normal" style:font-size-complex="9pt" style:font-style-complex="italic" style:font-weight-complex="normal"/>
    </style:style>
    <style:style style:name="T49" style:family="text">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T50" style:family="text">
      <style:text-properties style:font-name="Ubuntu" fo:font-size="9pt" fo:font-style="normal" style:text-underline-style="none" fo:font-weight="normal" officeooo:rsid="002b52cb" style:font-size-asian="9pt" style:font-style-asian="normal" style:font-weight-asian="normal" style:font-size-complex="9pt" style:font-style-complex="normal" style:font-weight-complex="normal"/>
    </style:style>
    <style:style style:name="T51" style:family="text">
      <style:text-properties style:font-name="Ubuntu" fo:font-size="9pt" fo:font-style="normal" style:text-underline-style="none" fo:font-weight="normal" officeooo:rsid="002e2012" style:font-size-asian="9pt" style:font-style-asian="normal" style:font-weight-asian="normal" style:font-size-complex="9pt" style:font-style-complex="normal" style:font-weight-complex="normal"/>
    </style:style>
    <style:style style:name="T52" style:family="text">
      <style:text-properties style:font-name="Ubuntu" fo:font-size="9pt" fo:font-style="normal" style:text-underline-style="none" fo:font-weight="normal" officeooo:rsid="002f2cba" style:font-size-asian="9pt" style:font-style-asian="normal" style:font-weight-asian="normal" style:font-size-complex="9pt" style:font-style-complex="normal" style:font-weight-complex="normal"/>
    </style:style>
    <style:style style:name="T53" style:family="text">
      <style:text-properties style:font-name="Ubuntu" fo:font-size="9pt" fo:font-style="normal" style:text-underline-style="none" fo:font-weight="bold" officeooo:rsid="00298e82" style:font-size-asian="9pt" style:font-style-asian="normal" style:font-weight-asian="bold" style:font-size-complex="9pt" style:font-style-complex="normal" style:font-weight-complex="bold"/>
    </style:style>
    <style:style style:name="T54" style:family="text">
      <style:text-properties style:font-name="Ubuntu" fo:font-size="9pt" fo:font-style="normal" style:text-underline-style="none" fo:font-weight="bold" officeooo:rsid="002a4dc8" style:font-size-asian="9pt" style:font-style-asian="normal" style:font-weight-asian="bold" style:font-size-complex="9pt" style:font-style-complex="normal" style:font-weight-complex="bold"/>
    </style:style>
    <style:style style:name="T55" style:family="text">
      <style:text-properties style:font-name="Ubuntu" fo:font-size="9pt" fo:font-style="normal" style:text-underline-style="none" fo:font-weight="bold" officeooo:rsid="002e2012" style:font-size-asian="9pt" style:font-style-asian="normal" style:font-weight-asian="bold" style:font-size-complex="9pt" style:font-style-complex="normal" style:font-weight-complex="bold"/>
    </style:style>
    <style:style style:name="T56" style:family="text">
      <style:text-properties style:font-name="Ubuntu" fo:font-size="9pt" fo:font-style="normal" style:text-underline-style="none" fo:font-weight="bold" officeooo:rsid="002f2cba" style:font-size-asian="9pt" style:font-style-asian="normal" style:font-weight-asian="bold" style:font-size-complex="9pt" style:font-style-complex="normal" style:font-weight-complex="bold"/>
    </style:style>
    <style:style style:name="T57" style:family="text">
      <style:text-properties style:font-name="Ubuntu" fo:font-size="9pt" fo:font-style="normal" style:text-underline-style="none" style:font-size-asian="9pt" style:font-style-asian="normal" style:font-size-complex="9pt" style:font-style-complex="normal"/>
    </style:style>
    <style:style style:name="T58" style:family="text">
      <style:text-properties fo:color="#c9211e" loext:opacity="100%" style:font-name="Liberation Sans" fo:font-size="9pt" style:text-underline-style="none" fo:font-weight="normal" officeooo:rsid="001ce321" style:font-size-asian="9pt" style:font-weight-asian="normal" style:font-size-complex="9pt" style:font-weight-complex="normal"/>
    </style:style>
    <style:style style:name="T59" style:family="text">
      <style:text-properties fo:color="#c9211e" loext:opacity="100%" fo:font-size="9pt" style:text-underline-style="none" fo:font-weight="normal" officeooo:rsid="001ce321" style:font-size-asian="9pt" style:font-weight-asian="normal" style:font-size-complex="9pt" style:font-weight-complex="normal"/>
    </style:style>
    <style:style style:name="T60" style:family="text">
      <style:text-properties officeooo:rsid="00298e82"/>
    </style:style>
    <style:style style:name="T61" style:family="text">
      <style:text-properties fo:color="#000000" loext:opacity="100%" style:font-name="Liberation Sans" fo:font-size="9pt" style:text-underline-style="none" fo:font-weight="normal" officeooo:rsid="001ce321" style:font-size-asian="9pt" style:font-weight-asian="normal" style:font-size-complex="9pt" style:font-weight-complex="normal"/>
    </style:style>
    <style:style style:name="T62" style:family="text">
      <style:text-properties fo:color="#000000" loext:opacity="100%" style:font-name="Liberation Sans" fo:font-size="9pt" style:text-underline-style="none" fo:font-weight="normal" officeooo:rsid="00301e03" style:font-size-asian="9pt" style:font-weight-asian="normal" style:font-size-complex="9pt" style:font-weight-complex="normal"/>
    </style:style>
    <style:style style:name="T63" style:family="text">
      <style:text-properties fo:color="#000000" loext:opacity="100%" fo:font-size="9pt" style:text-underline-style="none" fo:font-weight="normal" officeooo:rsid="001ce321" style:font-size-asian="9pt" style:font-weight-asian="normal" style:font-size-complex="9pt" style:font-weight-complex="normal"/>
    </style:style>
    <style:style style:name="T64" style:family="text">
      <style:text-properties fo:color="#000000" loext:opacity="100%" fo:font-size="9pt" style:text-underline-style="none" fo:font-weight="normal" officeooo:rsid="00301e03" style:font-size-asian="9pt" style:font-weight-asian="normal" style:font-size-complex="9pt" style:font-weight-complex="normal"/>
    </style:style>
    <style:style style:name="T65" style:family="text">
      <style:text-properties style:font-name="Liberation Sans" fo:font-size="9pt" fo:font-style="normal" style:text-underline-style="none" fo:font-weight="normal" officeooo:rsid="001ce321" style:font-size-asian="9pt" style:font-style-asian="normal" style:font-weight-asian="normal" style:font-size-complex="9pt" style:font-style-complex="normal" style:font-weight-complex="normal"/>
    </style:style>
    <style:style style:name="T66" style:family="text">
      <style:text-properties style:font-name="Liberation Sans" fo:font-size="9pt" fo:font-style="normal" style:text-underline-style="none" fo:font-weight="normal" officeooo:rsid="00302663" style:font-size-asian="9pt" style:font-style-asian="normal" style:font-weight-asian="normal" style:font-size-complex="9pt" style:font-style-complex="normal" style:font-weight-complex="normal"/>
    </style:style>
    <style:style style:name="T67" style:family="text">
      <style:text-properties officeooo:rsid="0031fb12"/>
    </style:style>
    <style:style style:name="T68" style:family="text">
      <style:text-properties fo:font-size="9pt" style:text-underline-style="none" fo:font-weight="bold" officeooo:rsid="001e9b6b" style:font-size-asian="9pt" style:font-weight-asian="bold" style:font-size-complex="9pt" style:font-weight-complex="bold"/>
    </style:style>
    <style:style style:name="T69" style:family="text">
      <style:text-properties fo:font-size="9pt" style:text-underline-style="none" fo:font-weight="bold" officeooo:rsid="00255aff" style:font-size-asian="9pt" style:font-weight-asian="bold" style:font-size-complex="9pt" style:font-weight-complex="bold"/>
    </style:style>
    <style:style style:name="T70" style:family="text">
      <style:text-properties fo:font-size="9pt" style:text-underline-style="none" fo:font-weight="bold" officeooo:rsid="0031fb12" style:font-size-asian="9pt" style:font-weight-asian="bold" style:font-size-complex="9pt" style:font-weight-complex="bold"/>
    </style:style>
    <style:style style:name="T71" style:family="text">
      <style:text-properties fo:font-size="9pt" style:text-underline-style="none" fo:font-weight="normal" officeooo:rsid="00255aff" style:font-size-asian="9pt" style:font-weight-asian="normal" style:font-size-complex="9pt" style:font-weight-complex="normal"/>
    </style:style>
    <style:style style:name="T72" style:family="text">
      <style:text-properties fo:font-size="9pt" fo:font-style="normal" style:text-underline-style="none" fo:font-weight="normal" officeooo:rsid="001ce321" style:font-size-asian="9pt" style:font-style-asian="normal" style:font-weight-asian="normal" style:font-size-complex="9pt" style:font-style-complex="normal" style:font-weight-complex="normal"/>
    </style:style>
    <style:style style:name="T73" style:family="text">
      <style:text-properties fo:font-size="9pt" fo:font-style="normal" style:text-underline-style="none" fo:font-weight="normal" officeooo:rsid="00302663" style:font-size-asian="9pt" style:font-style-asian="normal" style:font-weight-asian="normal" style:font-size-complex="9pt" style:font-style-complex="normal" style:font-weight-complex="normal"/>
    </style:style>
    <style:style style:name="T74" style:family="text">
      <style:text-properties officeooo:rsid="001ce321"/>
    </style:style>
    <style:style style:name="T75" style:family="text">
      <style:text-properties style:font-name="Ubuntu"/>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4">Übersicht Versionen </text:span><text:span text:style-name="T5">und</text:span><text:span text:style-name="T4"> Updates</text:span></text:p>
      <text:p text:style-name="P1"/>
      <text:p text:style-name="P2">Von V1.0 an:</text:p>
      <text:p text:style-name="P3"/>
      <text:list xml:id="list3024969073" text:style-name="L1">
        <text:list-item>
          <text:p text:style-name="P24"><text:span text:style-name="T1">Crawlen</text:span> der Website nach Informationen über Seiten → learnpages.yaml</text:p>
        </text:list-item>
        <text:list-item>
          <text:p text:style-name="P24"><text:span text:style-name="T1">Organisieren</text:span> der Daten durch Zusammenführen von learnpages.yaml + data_complete.csv → data_clean.scv</text:p>
        </text:list-item>
        <text:list-item>
          <text:p text:style-name="P24"><text:span text:style-name="T1">Transformieren</text:span> der Daten in numerische Werte und Summieren nach Usern → data_trafo.csv</text:p>
        </text:list-item>
        <text:list-item>
          <text:p text:style-name="P24"><text:span text:style-name="T1">Präparieren</text:span> der Daten durch Hinzufügen weiterer Feature und Vorbereiten für clustern → data_prep.csv</text:p>
        </text:list-item>
        <text:list-item>
          <text:p text:style-name="P24">Erzeugen von <text:span text:style-name="T1">Lineplots</text:span> mit Informationen über Parameter der Aktivitäten der User im zeitlichen Verlauf</text:p>
        </text:list-item>
        <text:list-item>
          <text:p text:style-name="P24"><text:span text:style-name="T1">Clustern</text:span> der User über alle möglichen Feature mittel kMeans, Meanshift, Spectral, Agglomerative, Hierarchy</text:p>
        </text:list-item>
        <text:list-item>
          <text:p text:style-name="P24"><text:span text:style-name="T1">Principal</text:span> <text:span text:style-name="T1">Component</text:span> <text:span text:style-name="T1">Analyse</text:span> verschiedener Feature und Darstellung inklusive Loadings und Cluster</text:p>
        </text:list-item>
        <text:list-item>
          <text:p text:style-name="P24">1D (<text:span text:style-name="T1">Histogram</text:span>) und 2D (<text:span text:style-name="T1">Scatterplot</text:span>) Darstellungen der Cluster über einzelne und kombinierte Feature</text:p>
        </text:list-item>
        <text:list-item>
          <text:p text:style-name="P24">Zusammenfassende Ausführung der Methoden mittels <text:span text:style-name="T1">main.py</text:span> Datei</text:p>
          <text:p text:style-name="P24"/>
        </text:list-item>
      </text:list>
      <text:p text:style-name="P7"/>
      <text:p text:style-name="P2">Neu in V1.1:</text:p>
      <text:p text:style-name="P3"/>
      <text:list xml:id="list2912305104" text:style-name="L2">
        <text:list-item>
          <text:p text:style-name="P32"><text:span text:style-name="T17">N</text:span><text:span text:style-name="T16">eue Feature</text:span><text:span text:style-name="T15">: DidTest, TimePerCat, BeforeTestTime, AfterTestTime, PredChance1, PredChance2, PredChance3, PredChance4, LearnTypeEntropy, CondEntropy1, CondEntropy2, CategoryEntropy</text:span></text:p>
        </text:list-item>
        <text:list-item>
          <text:p text:style-name="P32"><text:span text:style-name="T15">Feature Typen und </text:span><text:span text:style-name="T16">Feature</text:span><text:span text:style-name="T15"> können in main.py </text:span><text:span text:style-name="T16">per</text:span><text:span text:style-name="T15"> </text:span><text:span text:style-name="T16">Name</text:span><text:span text:style-name="T15"> (string) und nicht nur per Index gegeben werden</text:span></text:p>
        </text:list-item>
        <text:list-item>
          <text:p text:style-name="P33"><text:span text:style-name="T16">Feature</text:span><text:span text:style-name="T15"> und Feature Typen können </text:span><text:span text:style-name="T16">beliebig</text:span><text:span text:style-name="T15"> </text:span><text:span text:style-name="T16">kombiniert</text:span><text:span text:style-name="T15"> werden (alle in [] gegebenen zusammen verwendet)</text:span></text:p>
        </text:list-item>
        <text:list-item>
          <text:p text:style-name="P32"><text:span text:style-name="T15">Auch bei </text:span><text:span text:style-name="T16">dim&gt;2</text:span><text:span text:style-name="T15"> werden in main.py alle Kombinationen als </text:span><text:span text:style-name="T16">Scatterplots</text:span><text:span text:style-name="T15"> gezeigt, die gezeigten Cluster entsprechen dann jeweils denen die in höherer Dimension mit allen gegebenen Featuren gefunden wurden</text:span></text:p>
        </text:list-item>
        <text:list-item>
          <text:p text:style-name="P34"><text:span text:style-name="T18">Zusätzliche Parameter in main.py</text:span><text:span text:style-name="T23">: c_</text:span><text:span text:style-name="T18">threshold</text:span><text:span text:style-name="T23">: Color threshold für Dendrogram (float, frei wählbar), </text:span><text:span text:style-name="T18">max_learntype</text:span><text:span text:style-name="T23">: Maximaler Lerntyp der in den Lineplots gezeigt wird</text:span></text:p>
        </text:list-item>
        <text:list-item>
          <text:p text:style-name="P35"><text:span text:style-name="T18">R</text:span><text:span text:style-name="T16">eadme</text:span><text:span text:style-name="T22"> überarbeitet, </text:span><text:span text:style-name="T16">Files_Overview</text:span><text:span text:style-name="T22"> überarbeitet, </text:span><text:span text:style-name="T16">Features_Overview</text:span><text:span text:style-name="T22"> und </text:span><text:span text:style-name="T16">Versions_Overview</text:span><text:span text:style-name="T22"> hinzuge</text:span><text:span text:style-name="T24">f.</text:span></text:p>
        </text:list-item>
      </text:list>
      <text:p text:style-name="P11"/>
      <text:p text:style-name="P11"/>
      <text:p text:style-name="P4">Neu in V1.<text:span text:style-name="T6">2</text:span>:</text:p>
      <text:p text:style-name="P5"/>
      <text:list xml:id="list145051563247317" text:continue-numbering="true" text:style-name="L2">
        <text:list-item>
          <text:p text:style-name="P25"><text:span text:style-name="T2">N</text:span><text:span text:style-name="T1">eue Feature: </text:span><text:span text:style-name="T7">TRegrFit, ÜRegrFit, BKRegrFit, CatTRegrFit, CatÜRegrFit, CatBKRegrFit, DiffLowRegrFit, DiffMedRegrFit, DiffHighRegrFit, KÜfRegrFit, KÜtwrRegrFit, KÜrRegrFit, TresQuantRegrFit, TsecSpentRegrFit, ÜSecSpentRegrFit, BKSecSpentRegrFit, nResponsTask, nTestResQual, nTestResQuant, ndifficulty, meanResponsTask, meanTestResQual, meanTestResQuant, meandifficulty</text:span></text:p>
        </text:list-item>
        <text:list-item>
          <text:p text:style-name="P28">Neue Daten: <text:span text:style-name="T8">data_prep.csv enthält Schwierigkeiten der Aufgaben und Ergebnisse von Aufgaben und Tests. Dazu Verknüpfung mit difficulties.csv, task_results.csv und test_results.csv über Zeit/User Spalten.</text:span></text:p>
        </text:list-item>
        <text:list-item>
          <text:p text:style-name="P28">Überarbeitete Lineplots: <text:span text:style-name="T8">Es wird die </text:span>originale<text:span text:style-name="T8"> </text:span>Zeit<text:span text:style-name="T8"> auf der Lernumgebung gezeigt (x-Achse), </text:span>Übersichtsseiten<text:span text:style-name="T8"> sind enthalten und können ausgeblendet werden (s.u.). Seiten mit </text:span>Schwierigkeiten<text:span text:style-name="T8"> (Übungen) werden mit </text:span>Dreiecken<text:span text:style-name="T8"> dargestellt (Spitze unten: leicht, Spitze rechts: mittel, Spitze oben: schwer), alle anderen mit </text:span>Kreisen<text:span text:style-name="T8">. Die </text:span>Größe<text:span text:style-name="T8"> (Fläche) dieser </text:span>Marker<text:span text:style-name="T8"> entspricht der </text:span>verbrachten<text:span text:style-name="T8"> </text:span>Zeit<text:span text:style-name="T8"> auf der Seite. Ergebnisse von Aufgaben und Tests sind an den Markern angemerkt (+: richtig/gut bestanden, o: twr/bestanden, -: falsch/nicht bestanden). Bei den Tests stehen dazu in Klammern die erreichten Punkte.</text:span></text:p>
        </text:list-item>
        <text:list-item>
          <text:p text:style-name="P28"><text:span text:style-name="T7">Zusätzliche Parameter in main.py</text:span><text:span text:style-name="T9">: </text:span>n_bins<text:span text:style-name="T9">: </text:span><text:span text:style-name="T8">Anzal der Bins in Histogram (1D) → für weniger als 10 unterschiedliche Werte wird jetzt Barplot statt Histogram gezeigt, </text:span>selected_learntypes <text:span text:style-name="T8">(ersetzt max_learntype): Lerntypen die in lineplots gezeigt werden sollen →</text:span><text:span text:style-name="T10"> geschachtelte Liste, innere Einträge werden aggregiert und die resultierenden Lerntypen im lineplot dargestellt, der Rest wird ausgeblendet.</text:span></text:p>
        </text:list-item>
        <text:list-item>
          <text:p text:style-name="P29">Neue ausführbare Datei: <text:span text:style-name="T8">cluster_prep_plot.py → Erzeugt und speichert nur die Lineplots</text:span><text:span text:style-name="T11">+</text:span></text:p>
        </text:list-item>
      </text:list>
      <text:p text:style-name="P12"/>
      <text:p text:style-name="P12"/>
      <text:p text:style-name="P15"><text:span text:style-name="T17">Neu in V1.</text:span><text:span text:style-name="T19">3</text:span><text:span text:style-name="T17">:</text:span></text:p>
      <text:p text:style-name="P6"/>
      <text:list xml:id="list145052575615931" text:continue-numbering="true" text:style-name="L2">
        <text:list-item>
          <text:p text:style-name="P26"><text:span text:style-name="T2">N</text:span><text:span text:style-name="T3">eue Feature: </text:span><text:span text:style-name="T25">Nst_Pre, Nst_Post, Nst_Diff, RF_Pre, RF_Post, RF_Diff, SWJK, Note, SWK, FSK, AV, ALZO, VLZO, LZO, Inte, KLO, KLW, MKL, RZM, RSA, RAK</text:span></text:p>
        </text:list-item>
        <text:list-item>
          <text:p text:style-name="P27"><text:soft-page-break/><text:span text:style-name="T1">Neue Struktur</text:span>: Alle Funktionalitäten sind jetzt in einem <text:span text:style-name="T1">pysrl Modul</text:span> gebündelt. Dieses liegt unter <text:span text:style-name="T1">src</text:span> im Projektordner. Daneben liegt ein Ordner <text:span text:style-name="T1">tests</text:span> für Unittests der Untermodule. Aller <text:span text:style-name="T1">input</text:span> liegt im Projektordner unter input, alle Ergebnisse werden unter <text:span text:style-name="T1">results</text:span> gespeichert. Alle zwischendurch erzegten Dateien werden in <text:span text:style-name="T1">data</text:span> abgelegt. Erläuterungen sind im <text:span text:style-name="T1">docs</text:span> Ordner gesammelt. </text:p>
        </text:list-item>
        <text:list-item>
          <text:p text:style-name="P30">Neue Dateien: <text:span text:style-name="T8">Eine Reihe von Dateien für das Erzeugen eines standalone packages aus pysrl, namentlich setup.cfg, pyproject.toml, LICENSE, MANIFEST.in, sowie die bereits erzeugten Ordner dist und pysrl.egg-info. Diese Dateien können weitestgehend ignoriert werden. Außerdem mit </text:span>requirements.txt<text:span text:style-name="T8"> eine Datei um benötigte packages bequem zu installieren. </text:span><text:span text:style-name="T12">In src/tests liegen Unittests für die Module, allerdings gibt es davon bisher kaum welche.</text:span></text:p>
        </text:list-item>
        <text:list-item>
          <text:p text:style-name="P37"><text:span text:style-name="T26">Änderungen a</text:span><text:span text:style-name="T27">n main.py: </text:span><text:span text:style-name="T39">main.py lädt nicht mehr die Funktionen aus den Modulen direkt, sondern nur noch eine Klasse Analyst aus pysrl.analysis, die alle Funktionen implementiert. Dadurch wird main.py übersichtlicher. Parameter werden jetzt sofort an eine Instanz der Klasse übergeben. Die Übersicht der möglichen Feature is nur noch in main_explained.py enthalten, hier finden sich auch weitere Erläuterungen. main.py selber ist so kompakt gehalten wie möglich.</text:span></text:p>
        </text:list-item>
        <text:list-item>
          <text:p text:style-name="P38"><text:span text:style-name="T27">Zusätzliche Parameter in main.py: <text:line-break/></text:span><text:span text:style-name="T26">an.performs </text:span><text:span text:style-name="T39">(ersetzt perform): Ein dict mit den Funktionen die auszuführen sind (crawl, orga, trafo, prep, analyse). Setzte 1 um auszuführen, 0 um zu skippen. <text:line-break/></text:span><text:span text:style-name="T30">an.format: </text:span><text:span text:style-name="T42">Das Format in dem Daten zwischengespeichert werden: ('csv', 'xlsx') oder ('csv', ). Das speichern von xlsx erleichtert es die Daten mit Excel zu untersuchen, braucht aber deutlich länger als nur in csv.</text:span><text:span text:style-name="T39"><text:line-break/></text:span><text:span text:style-name="T26">an.use_personal: </text:span><text:span text:style-name="T39">True um Personenmerkmale als Feature mit aufzunehmen<text:line-break/></text:span><text:span text:style-name="T26">an.rm_incomplete: </text:span><text:span text:style-name="T39">Bei der Auswertung der Personenmerkmale sind NaN Werte vorhanden, weil User nicht vorher und nachher Tests absolviert haben. Sollen diese User nicht berücksichtigt werden setze heir True.<text:line-break/></text:span><text:span text:style-name="T26">an.exclude_user: </text:span><text:span text:style-name="T39">Liste mit user_ids deren User für die Auswertung unberücksichtigt bleiben sollen<text:line-break/></text:span><text:span text:style-name="T29">an.predict: </text:span><text:span text:style-name="T41">Das Feature welches mittels Entscheidungsbaum klassifiziert werden soll, wenn classify True ist</text:span><text:span text:style-name="T39"><text:line-break/></text:span><text:span text:style-name="T26">an.classify: </text:span><text:span text:style-name="T39">True um die Klassifizierung eines Features mittels Entscheidungsbaum durchzuführen<text:line-break/></text:span><text:span text:style-name="T26">an.show_cluster_of: </text:span><text:span text:style-name="T39">Wird hier eine Liste (oder Tupel) von Features gegeben, nach denen ein Clustering erfolgte, so werden in allen Scatterplots (sofern welche erzeugt) die user nach diesen Clustern eingefärbt. Das ist hilfreich um zu erkennen wie sich ein Cluster bestimmter Feature in anderen Features niederschlägt.<text:line-break/></text:span><text:span text:style-name="T26">an.clear_recent: </text:span><text:span text:style-name="T40">Plots werden unter results/… in einem assenden Ordner gespeichert. Dazu werden sie in einem Odner results/recent gespeichert. Dieser kann geleert werden durch an.clear_recent=True.<text:line-break/></text:span><text:span text:style-name="T28">an.save_plots: </text:span><text:span text:style-name="T40">True um erzeugte plots zu speichern.<text:line-break/></text:span><text:span text:style-name="T28">an.max_depth: </text:span><text:span text:style-name="T40">Die maximale Tiefe von Entscheidungsbäumen<text:line-break/></text:span><text:span text:style-name="T28">an.min_leaves: </text:span><text:span text:style-name="T40">Die minimale Anzahl von Usern in einem Blattknoten der Entscheidungsbäume</text:span></text:p>
        </text:list-item>
        <text:list-item>
          <text:p text:style-name="P44"><text:span text:style-name="T46">Neue Funktionalitäten: <text:line-break/></text:span><text:span text:style-name="T38">- pysrl lässt sich jetzt als package mit pip installieren, allerdings können hier noch Fehler auftauchen<text:line-break/>- Die Klassifizierung mittels Entscheidungsbaum ist jetzt für ein beliebiges Feature möglich<text:line-break/>- Die personenmerkmale können wie alle anderen Feature auch in alle Analysen mit einbezogen werden</text:span></text:p>
        </text:list-item>
      </text:list>
      <text:p text:style-name="P13"/>
      <text:p text:style-name="P13"/>
      <text:p text:style-name="P16"><text:span text:style-name="T17">Neu in V1.</text:span><text:span text:style-name="T19">3.</text:span><text:span text:style-name="T20">1</text:span><text:span text:style-name="T17">:</text:span></text:p>
      <text:p text:style-name="P8"/>
      <text:list xml:id="list1017412237" text:style-name="L3">
        <text:list-item>
          <text:p text:style-name="P39"><text:span text:style-name="T31">Fixed problem: </text:span><text:span text:style-name="T43">Aggregierte Feature werden jetzt by default normiert (ansonsten müssen neu hinzugefügte auch immer unter ‘norm’ bei get_columns ergänzt werden, was zu Fehlern führen kann)</text:span></text:p>
        </text:list-item>
      </text:list>
      <text:p text:style-name="P14"/>
      <text:p text:style-name="P14"/>
      <text:p text:style-name="P17"><text:span text:style-name="T17">Neu in V1.</text:span><text:span text:style-name="T19">3.</text:span><text:span text:style-name="T21">2</text:span><text:span text:style-name="T17">:</text:span></text:p>
      <text:p text:style-name="P9"/>
      <text:list xml:id="list145051537408854" text:continue-numbering="true" text:style-name="L3">
        <text:list-item>
          <text:p text:style-name="P40"><text:span text:style-name="T31">Fixed probl</text:span><text:span text:style-name="T32">ems:<text:line-break/>→ existing_features.txt import error<text:line-break/></text:span><text:span text:style-name="T44">Umlaute werden nicht korrekt geladen → Fix: Die Datei wird nicht mehr verwendet, stattdessen wird anhand von self.df.columns in Analyser getestet ob die gewählten Feature in den Daten existieren → Beeinflusst: existing_feature_types.txt, die Datei wird umbenannt in feature_types.txt und weiterhin verwendet, da hier keine Umlaute vorkommen.<text:line-break/></text:span><text:span text:style-name="T32">→ messed up ROOT etc.<text:line-break/></text:span><text:span text:style-name="T44">Die Ordner input, data, result sollen in ROOT liegen, wobei ROOT unklar definiert war. Jetzt wird bei Ausführen von main.py der Pfad von main.py in src/pysrl/config/root.txt geschrieben und als ROOT verwendet, sodass input, data und result relativ dazu im gleichen Ordner wie main.py erzeugt werden. ROOT kann in set_root() auch als Argument manuell angegeben werden um den Speicherort zu ändern. Sollte irgendeine Funktion aus pysrl anders als über main aufgerufen werden und dabei auf ROOT zugreifen, wird immer der Pfad aus root.txt verwendet. Wurde main zuvor nicht ausgeführt </text:span><text:span text:style-name="T45">gibt es einen Fehler der auffordert ROOT in root.txt zu spezifizieren.</text:span></text:p>
        </text:list-item>
        <text:list-item>
          <text:p text:style-name="P41"><text:span text:style-name="T33">Entfernt:<text:line-break/>→ Möglichkeit Submodule als standalone Skripts auszuführen<text:line-break/></text:span><text:soft-page-break/><text:span text:style-name="T45">Import innerhalb des packages sind in der Regel relativ (from .xxx import yyy), gemäß PEP8:<text:line-break/><text:line-break/></text:span><text:span text:style-name="T47">Absolute imports are recommended, as they are usually more readable and tend to be better behaved (or at least give better error messages). [...] However, explicit relative imports are an acceptable alternative to absolute imports, especially when dealing with complex package layouts where using absolute imports would be unnecessarily verbose.<text:line-break/></text:span><text:span text:style-name="T48"><text:line-break/></text:span><text:span text:style-name="T50">Ausführen von Submodulen als standalone Skripts funktioniert aber nicht mit relativen Imports nach Pep338:<text:line-break/><text:line-break/></text:span><text:span text:style-name="T48">... relative imports rely on </text:span><text:span text:style-name="Emphasis"><text:span text:style-name="T48">__name__</text:span></text:span><text:span text:style-name="T48"> to determine the current module's position in the package hierarchy. In a main module, the value of </text:span><text:span text:style-name="Emphasis"><text:span text:style-name="T48">__name__</text:span></text:span><text:span text:style-name="T48"> is always </text:span><text:span text:style-name="Emphasis"><text:span text:style-name="T48">'__main__'</text:span></text:span><text:span text:style-name="T48">, so explicit relative imports will always fail (as they only work for a module inside a package)<text:line-break/></text:span><text:span text:style-name="T50"><text:line-break/>Diese Funktionalität ist aber auch nicht zwangsläufig notwendig (oder gewünscht), nach Guido von Rossum:<text:line-break/><text:line-break/></text:span><text:span text:style-name="T48">I'm -1 on this and on any other proposed twiddlings of the __main__ machinery. The only use case seems to be running scripts that happen to be living inside a module's directory, which I've always seen as an antipattern. To make me change my mind you'd have to convince me that it isn't.<text:line-break/><text:line-break/></text:span><text:span text:style-name="T50">Und wird daher hier nicht weiter unterstützt. Ausführen von z.B. crawler als standalone kann ohne weiteres ‘simuliert’ werden, indem main ausgeführt wird und nur crawl unter an.performs aktiviert wird.</text:span></text:p>
        </text:list-item>
      </text:list>
      <text:p text:style-name="P18"><text:line-break/></text:p>
      <text:p text:style-name="P21"><text:span text:style-name="T34">Neu in V1.</text:span><text:span text:style-name="T35">3.</text:span><text:span text:style-name="T36">3</text:span><text:span text:style-name="T34">:</text:span></text:p>
      <text:p text:style-name="P10"/>
      <text:list xml:id="list145053661898443" text:continue-numbering="true" text:style-name="L3">
        <text:list-item>
          <text:p text:style-name="P42"><text:span text:style-name="T53">Fixed probl</text:span><text:span text:style-name="T54">ems:<text:line-break/>→ </text:span><text:span text:style-name="T55">folder creation:<text:line-break/></text:span><text:span text:style-name="T51">Datenordner für Clusterergebnisse wurden nicht korrekt erzeugt, da falscher Pfad gegeben. Fixed.<text:line-break/></text:span><text:span text:style-name="T55">→ Histogram empty:<text:line-break/></text:span><text:span text:style-name="T51">Histogram wurde nicht korrekt angezeigt, da versucht wurde show_clusters_of zu verwenden, was nur in Scatterplots genutzt werden sollte. Entsprechende Zeilen wurden entfernt. Fixed.</text:span></text:p>
        </text:list-item>
        <text:list-item>
          <text:p text:style-name="P45"><text:span text:style-name="T57">Anpassungen:<text:line-break/>→ Ergebnis Daten des Clusterns:<text:line-break/></text:span><text:span text:style-name="T49">Werden jetzt in Subordnern für jeweilige Dimension und Zahl der Cluster gespeichert und mit korrekter user_id sowie Personencode und Nutzername versehen (siehe z.b. labels.xlsx)<text:line-break/></text:span><text:span text:style-name="T57">→ Bedingte Entropie und PredChance flexibler:<text:line-break/></text:span><text:span text:style-name="T49">Es kann jetzt gewählt werden, welches Feature hierfür verwendet wird und wie die eindeutigen Werte des Features gemapped werden sollen (z.B. auf nur 2 Kategorien). Außerdem kann für die bedingte Entropie das maximale N gegeben werden, es wird dann bestimmt: CondEntropy1, CondEntropy2, …, CondEntropyN.</text:span></text:p>
        </text:list-item>
        <text:list-item>
          <text:p text:style-name="P42"><text:span text:style-name="T55">Neue Funktionen:<text:line-break/>→ Evaluieren von Clustern:<text:line-break/></text:span><text:span text:style-name="T51">Elbow plots und silhouette analysis lassen sich jetzt für gewählte Parameter zu den Cluster Analysen ausgeben.</text:span></text:p>
        </text:list-item>
        <text:list-item>
          <text:p text:style-name="P45"><text:span text:style-name="T57">Neue Parameter in main:<text:line-break/>→ an.use_time: </text:span><text:span text:style-name="T49">Ob für die Normierung von Tests, Beispielen, … die Zeit verwendet werden soll (ansonsten Zahl der Aktivitäten)<text:line-break/></text:span><text:span text:style-name="T57">→ an.prep_feature: </text:span><text:span text:style-name="T49">Das Feature für die bedingte Entropie und PredChance berechnung in prep<text:line-break/></text:span><text:span text:style-name="T57">→ an.prep_mapper: </text:span><text:span text:style-name="T49">Das mapping der Werte für dieses Feature<text:line-break/></text:span><text:span text:style-name="T57">→ an.max_n_cond_entropy: </text:span><text:span text:style-name="T49">Die maximale zu berechnende bedingte Entropie CondEntropyN</text:span></text:p>
        </text:list-item>
      </text:list>
      <text:p text:style-name="P19"><text:line-break/></text:p>
      <text:p text:style-name="P22"><text:span text:style-name="T34">Neu in V1.</text:span><text:span text:style-name="T35">3.</text:span><text:span text:style-name="T37">4</text:span><text:span text:style-name="T34">:</text:span></text:p>
      <text:p text:style-name="P31"/>
      <text:list xml:id="list3621153216" text:style-name="L4">
        <text:list-item>
          <text:p text:style-name="P43"><text:span text:style-name="T53">Fixed probl</text:span><text:span text:style-name="T54">ems:<text:line-break/>→ </text:span><text:span text:style-name="T56">Lineplots</text:span><text:span text:style-name="T55">:<text:line-break/></text:span><text:span text:style-name="T52">Werden jetzt im Rohfofrmat auch mit korrekten Zusammenfassungen der Kategorien gezeigt</text:span></text:p>
        </text:list-item>
        <text:list-item>
          <text:p text:style-name="P46"><text:span text:style-name="T57">New Features:<text:line-break/></text:span><text:span text:style-name="T49">LearnActs2 (ohne B) und InfoActs2 (mit B)</text:span></text:p>
        </text:list-item>
      </text:list>
      <text:p text:style-name="P36"/>
      <text:p text:style-name="P36"/>
      <text:p text:style-name="P23"><text:span text:style-name="T34">Neu in V1.</text:span><text:span text:style-name="T35">3.</text:span><text:span text:style-name="T37">5</text:span><text:span text:style-name="T34">:</text:span></text:p>
      <text:list xml:id="list145053295677963" text:continue-numbering="true" text:style-name="L4">
        <text:list-item>
          <text:p text:style-name="P54"><text:span text:style-name="T60">F</text:span>eatures überarbeitet:</text:p>
        </text:list-item>
      </text:list>
      <text:p text:style-name="P55"><text:span text:style-name="T59"><text:tab/></text:span><text:span text:style-name="T63">Per default werden Feature jetzt nach Zeit auf der Seite bemessen (z.B. bei Tests, Kurzaufgaben, etc.). </text:span></text:p>
      <text:p text:style-name="P55"><text:soft-page-break/><text:span text:style-name="T63"><text:tab/>Die zugehörigen Feature werden nicht mehr mit &lt;Feature&gt;</text:span><text:span text:style-name="T64">Time</text:span><text:span text:style-name="T63"> benannt, sondern nur noch mit &lt;Feature&gt;.</text:span></text:p>
      <text:p text:style-name="P50"><text:tab/><text:tab/>Bsp: TotTime wird zu Tot</text:p>
      <text:p text:style-name="P50"><text:tab/>Dafür gibt es für die Anzahl der Aktionen zusätzliche Feature, bezeichnet mit &lt;Feature&gt;Acts.</text:p>
      <text:p text:style-name="P50"><text:tab/><text:tab/>Bsp: TestsActs</text:p>
      <text:p text:style-name="P49"><text:tab/>Außerdem gibt es für alle &lt;Feature&gt;Acts zugehörig die Feature &lt;Feature&gt;_TimePerAct, die sich ergibt <text:tab/>durch Berechnung von &lt;Feature&gt; / &lt;Feature&gt;Acts.</text:p>
      <text:p text:style-name="P51"><text:span text:style-name="T72"><text:tab/><text:tab/>Bsp: df[‘K+Ü+T_TimePerAct’] = df[‘K+Ü+T’].div(df[‘K+Ü+TActs’], </text:span><text:span text:style-name="T73">axis=0</text:span><text:span text:style-name="T72">)</text:span></text:p>
      <text:p text:style-name="P47"><text:span text:style-name="T65"/></text:p>
      <text:p text:style-name="P47"><text:span text:style-name="T65"/></text:p>
      <text:p text:style-name="P52"><text:span text:style-name="T68">Neu in V1.</text:span><text:span text:style-name="T69">3.</text:span><text:span text:style-name="T70">6</text:span><text:span text:style-name="T68">:</text:span></text:p>
      <text:p text:style-name="P52"><text:span text:style-name="T68"/></text:p>
      <text:list xml:id="list2650933001" text:style-name="L5">
        <text:list-item>
          <text:p text:style-name="P53"><text:span text:style-name="T68">N</text:span><text:span text:style-name="T69">eue Feature: <text:s/></text:span><text:span text:style-name="T71">backfrac, foolfrac1, foolfrac2, foolfrac12</text:span></text:p>
        </text:list-item>
      </text:list>
      <text:list xml:id="list2976084969" text:style-name="L6">
        <text:list-item>
          <text:p text:style-name="P48"><text:span text:style-name="T67">Plotting überarbeitet</text:span><text:span text:style-name="T13">:<text:line-break/></text:span><text:span text:style-name="T74">→ </text:span><text:span text:style-name="T67">Eigener Ordner für plotting in pysrl<text:line-break/></text:span><text:span text:style-name="T14">Notbook für schnelles Erzeugen aller möglichen Plots von Usern (Lineplots, Timedependent, etc.)<text:line-break/>Ordner für Ergebnisse darin (results), um alle Plots an einem Ort zu speichern<text:line-break/></text:span><text:span text:style-name="T67">→ Plotfunktion für zeitabhängige Feature<text:line-break/></text:span><text:span text:style-name="T14">Für verschiedene zeitabhängige Feature können jetzt Plots dargestellt werden. Dafür sind alle Feature nutzbar, die sich zeitlich ändern (z.B. Anteil der verschiedenen Lerntypen, Richtigkeit von Aufgaben, Sekunden pro Seite, …). Dazu wird time_dependent_features aus prep_fcts mit der plot=True flag genutzt.<text:line-break/>Für beispielhafte Anwendungen siehe user_plots.ipynb in pysrl/plotting.<text:line-break/></text:span><text:span text:style-name="T67">→ Plotfunktion für Vergleich mit intuitiver Seitenreihenfolge</text:span><text:span text:style-name="T14"><text:line-break/>Außerdem gibt es jetzt Plots die User-Aktivitäten mit der intuitiven Anordnung der Seiten auf der Lernplattform vergleichen. Dazu wird plot_lines aus prep_help_fcts verwendet.<text:line-break/>Für beispielhafte Anwendungen siehe user_plots.ipynb in pysrl/plotting.<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kas Hunold</meta:initial-creator>
    <meta:creation-date>2022-04-08T20:22:00.143126955</meta:creation-date>
    <dc:date>2022-07-23T14:50:51.426285258</dc:date>
    <meta:editing-duration>PT1H1M26S</meta:editing-duration>
    <meta:editing-cycles>16</meta:editing-cycles>
    <meta:generator>LibreOffice/7.3.4.2$Linux_X86_64 LibreOffice_project/30$Build-2</meta:generator>
    <meta:document-statistic meta:table-count="0" meta:image-count="0" meta:object-count="0" meta:page-count="4" meta:paragraph-count="59" meta:word-count="1776" meta:character-count="12934" meta:non-whitespace-character-count="11227"/>
  </office:meta>
</office:document-meta>
</file>